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fo:font-weight="bold" style:font-weight-asian="bold" style:font-weight-complex="bold"/>
    </style:style>
    <style:style style:name="P2" style:family="paragraph" style:parent-style-name="Text_20_body">
      <style:paragraph-properties fo:text-align="center" style:justify-single-word="false"/>
      <style:text-properties fo:font-weight="bold" officeooo:rsid="0009c88c" officeooo:paragraph-rsid="0009c88c" style:font-weight-asian="bold" style:font-weight-complex="bold"/>
    </style:style>
    <style:style style:name="P3"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Text_20_body">
      <style:paragraph-properties fo:text-align="start" style:justify-single-word="false"/>
      <style:text-properties fo:font-weight="normal" officeooo:rsid="0009c88c" officeooo:paragraph-rsid="0009c88c" style:font-weight-asian="normal" style:font-weight-complex="normal"/>
    </style:style>
    <style:style style:name="P5" style:family="paragraph" style:parent-style-name="Text_20_body">
      <style:paragraph-properties fo:text-align="start" style:justify-single-word="false"/>
      <style:text-properties fo:font-weight="normal" officeooo:rsid="0009c88c" officeooo:paragraph-rsid="000b8aed" style:font-weight-asian="normal" style:font-weight-complex="normal"/>
    </style:style>
    <style:style style:name="P6" style:family="paragraph" style:parent-style-name="Text_20_body">
      <style:paragraph-properties fo:text-align="start" style:justify-single-word="false"/>
      <style:text-properties fo:font-weight="normal" officeooo:rsid="0009c88c" officeooo:paragraph-rsid="000c5055" style:font-weight-asian="normal" style:font-weight-complex="normal"/>
    </style:style>
    <style:style style:name="P7" style:family="paragraph" style:parent-style-name="Text_20_body">
      <style:paragraph-properties fo:text-align="start" style:justify-single-word="false"/>
      <style:text-properties fo:font-weight="normal" officeooo:rsid="0009c88c" officeooo:paragraph-rsid="000cae8e" style:font-weight-asian="normal" style:font-weight-complex="normal"/>
    </style:style>
    <style:style style:name="P8" style:family="paragraph" style:parent-style-name="Text_20_body">
      <style:paragraph-properties fo:text-align="start" style:justify-single-word="false"/>
      <style:text-properties fo:font-weight="normal" officeooo:rsid="0009c88c" officeooo:paragraph-rsid="000d290d" style:font-weight-asian="normal" style:font-weight-complex="normal"/>
    </style:style>
    <style:style style:name="P9" style:family="paragraph" style:parent-style-name="Text_20_body">
      <style:paragraph-properties fo:text-align="start" style:justify-single-word="false"/>
      <style:text-properties fo:font-weight="normal" officeooo:rsid="0009c88c" officeooo:paragraph-rsid="000dc684" style:font-weight-asian="normal" style:font-weight-complex="normal"/>
    </style:style>
    <style:style style:name="P10" style:family="paragraph" style:parent-style-name="Text_20_body">
      <style:paragraph-properties fo:text-align="start" style:justify-single-word="false"/>
      <style:text-properties fo:font-weight="normal" officeooo:rsid="0009c88c" officeooo:paragraph-rsid="0019a4d7" style:font-weight-asian="normal" style:font-weight-complex="normal"/>
    </style:style>
    <style:style style:name="P11" style:family="paragraph" style:parent-style-name="Text_20_body">
      <style:paragraph-properties fo:text-align="start" style:justify-single-word="false"/>
      <style:text-properties fo:font-weight="normal" officeooo:paragraph-rsid="002d6bf8"/>
    </style:style>
    <style:style style:name="P12"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9c88c" style:font-weight-asian="normal" style:font-weight-complex="normal"/>
    </style:style>
    <style:style style:name="P13"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b8aed" style:font-weight-asian="normal" style:font-weight-complex="normal"/>
    </style:style>
    <style:style style:name="P14"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c5055" style:font-weight-asian="normal" style:font-weight-complex="normal"/>
    </style:style>
    <style:style style:name="P15"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cae8e" style:font-weight-asian="normal" style:font-weight-complex="normal"/>
    </style:style>
    <style:style style:name="P16"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d290d" style:font-weight-asian="normal" style:font-weight-complex="normal"/>
    </style:style>
    <style:style style:name="P17"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dc684" style:font-weight-asian="normal" style:font-weight-complex="normal"/>
    </style:style>
    <style:style style:name="P18" style:family="paragraph" style:parent-style-name="Text_20_body">
      <style:paragraph-properties fo:text-align="start" style:justify-single-word="false"/>
      <style:text-properties style:text-underline-style="solid" style:text-underline-width="auto" style:text-underline-color="font-color" fo:font-weight="normal" officeooo:rsid="000e6a2f" officeooo:paragraph-rsid="000e6a2f" style:font-weight-asian="normal" style:font-weight-complex="normal"/>
    </style:style>
    <style:style style:name="P19" style:family="paragraph" style:parent-style-name="Text_20_body">
      <style:paragraph-properties fo:text-align="center" style:justify-single-word="false"/>
      <style:text-properties style:text-underline-style="solid" style:text-underline-width="auto" style:text-underline-color="font-color" fo:font-weight="bold" officeooo:rsid="000e6a2f" officeooo:paragraph-rsid="000e6a2f" style:font-weight-asian="bold" style:font-weight-complex="bold"/>
    </style:style>
    <style:style style:name="P20" style:family="paragraph" style:parent-style-name="Text_20_body">
      <style:paragraph-properties fo:text-align="start" style:justify-single-word="false"/>
      <style:text-properties style:text-underline-style="none" fo:font-weight="normal" officeooo:rsid="000dc684" officeooo:paragraph-rsid="000dc684" style:font-weight-asian="normal" style:font-weight-complex="normal"/>
    </style:style>
    <style:style style:name="P21" style:family="paragraph" style:parent-style-name="Text_20_body">
      <style:paragraph-properties fo:text-align="start" style:justify-single-word="false"/>
      <style:text-properties style:text-underline-style="none" fo:font-weight="normal" officeooo:rsid="000eaa87" officeooo:paragraph-rsid="000eaa87" style:font-weight-asian="normal" style:font-weight-complex="normal"/>
    </style:style>
    <style:style style:name="P22" style:family="paragraph" style:parent-style-name="Text_20_body">
      <style:paragraph-properties fo:text-align="start" style:justify-single-word="false"/>
      <style:text-properties style:text-underline-style="none" fo:font-weight="normal" officeooo:rsid="00108dfc" officeooo:paragraph-rsid="00108dfc" style:font-weight-asian="normal" style:font-weight-complex="normal"/>
    </style:style>
    <style:style style:name="P23" style:family="paragraph" style:parent-style-name="Text_20_body">
      <style:paragraph-properties fo:text-align="start" style:justify-single-word="false"/>
      <style:text-properties style:text-underline-style="none" fo:font-weight="normal" officeooo:rsid="001d8ecf" officeooo:paragraph-rsid="001e614d" style:font-weight-asian="normal" style:font-weight-complex="normal"/>
    </style:style>
    <style:style style:name="P24" style:family="paragraph" style:parent-style-name="Text_20_body">
      <style:paragraph-properties fo:text-align="start" style:justify-single-word="false"/>
      <style:text-properties style:text-underline-style="none" fo:font-weight="normal" officeooo:rsid="001d8ecf" officeooo:paragraph-rsid="001f8083" style:font-weight-asian="normal" style:font-weight-complex="normal"/>
    </style:style>
    <style:style style:name="P25" style:family="paragraph" style:parent-style-name="Text_20_body">
      <style:paragraph-properties fo:text-align="start" style:justify-single-word="false"/>
      <style:text-properties style:text-underline-style="none" fo:font-weight="normal" officeooo:rsid="001d8ecf" officeooo:paragraph-rsid="001ffbbb" style:font-weight-asian="normal" style:font-weight-complex="normal"/>
    </style:style>
    <style:style style:name="P26" style:family="paragraph" style:parent-style-name="Text_20_body">
      <style:paragraph-properties fo:text-align="start" style:justify-single-word="false"/>
      <style:text-properties style:text-underline-style="none" fo:font-weight="normal" officeooo:rsid="001f8083" officeooo:paragraph-rsid="001f8083" style:font-weight-asian="normal" style:font-weight-complex="normal"/>
    </style:style>
    <style:style style:name="P27" style:family="paragraph" style:parent-style-name="Text_20_body">
      <style:paragraph-properties fo:text-align="start" style:justify-single-word="false"/>
      <style:text-properties style:text-underline-style="none" fo:font-weight="normal" officeooo:rsid="00202346" officeooo:paragraph-rsid="00202346" style:font-weight-asian="normal" style:font-weight-complex="normal"/>
    </style:style>
    <style:style style:name="P28" style:family="paragraph" style:parent-style-name="Text_20_body">
      <style:paragraph-properties fo:text-align="start" style:justify-single-word="false"/>
      <style:text-properties style:text-underline-style="none" fo:font-weight="normal" officeooo:rsid="001dcdaf" officeooo:paragraph-rsid="001e614d" style:font-weight-asian="normal" style:font-weight-complex="normal"/>
    </style:style>
    <style:style style:name="P29" style:family="paragraph" style:parent-style-name="Text_20_body">
      <style:paragraph-properties fo:text-align="start" style:justify-single-word="false"/>
      <style:text-properties style:text-underline-style="none" fo:font-weight="normal" officeooo:rsid="001ffbbb" officeooo:paragraph-rsid="001ffbbb" style:font-weight-asian="normal" style:font-weight-complex="normal"/>
    </style:style>
    <style:style style:name="P30" style:family="paragraph" style:parent-style-name="Text_20_body">
      <style:paragraph-properties fo:text-align="start" style:justify-single-word="false"/>
      <style:text-properties style:text-underline-style="none" fo:font-weight="normal" officeooo:rsid="002195f7" officeooo:paragraph-rsid="002195f7" style:font-weight-asian="normal" style:font-weight-complex="normal"/>
    </style:style>
    <style:style style:name="P31" style:family="paragraph" style:parent-style-name="Text_20_body">
      <style:paragraph-properties fo:text-align="center" style:justify-single-word="false"/>
      <style:text-properties style:text-underline-style="none" fo:font-weight="bold" officeooo:rsid="0012301e" officeooo:paragraph-rsid="0012301e" style:font-weight-asian="bold" style:font-weight-complex="bold"/>
    </style:style>
    <style:style style:name="P32" style:family="paragraph" style:parent-style-name="Text_20_body">
      <style:paragraph-properties fo:text-align="center" style:justify-single-word="false"/>
      <style:text-properties style:text-underline-style="none" fo:font-weight="bold" officeooo:rsid="0013f571" officeooo:paragraph-rsid="0013f571" style:font-weight-asian="bold" style:font-weight-complex="bold"/>
    </style:style>
    <style:style style:name="P33" style:family="paragraph" style:parent-style-name="Text_20_body">
      <style:paragraph-properties fo:text-align="start" style:justify-single-word="false"/>
      <style:text-properties style:text-underline-style="none" fo:font-weight="bold" officeooo:rsid="001d7028" officeooo:paragraph-rsid="001d7028" style:font-weight-asian="bold" style:font-weight-complex="bold"/>
    </style:style>
    <style:style style:name="P34"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2cf288" officeooo:paragraph-rsid="002eea4f" style:font-size-asian="12pt" style:font-size-complex="12pt"/>
    </style:style>
    <style:style style:name="P35"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239bb" officeooo:paragraph-rsid="003239bb" style:font-size-asian="12pt" style:font-weight-asian="normal" style:font-size-complex="12pt" style:font-weight-complex="normal"/>
    </style:style>
    <style:style style:name="P36"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bold" officeooo:rsid="0030710d" officeooo:paragraph-rsid="0030710d" style:font-size-asian="12pt" style:font-weight-asian="bold" style:font-size-complex="12pt" style:font-weight-complex="bold"/>
    </style:style>
    <style:style style:name="P37" style:family="paragraph" style:parent-style-name="Standard">
      <style:text-properties fo:font-weight="bold" style:font-weight-asian="bold" style:font-weight-complex="bold"/>
    </style:style>
    <style:style style:name="P38" style:family="paragraph" style:parent-style-name="Standard">
      <style:text-properties officeooo:paragraph-rsid="0017af47"/>
    </style:style>
    <style:style style:name="P39" style:family="paragraph" style:parent-style-name="Standard">
      <style:text-properties officeooo:rsid="0017af47" officeooo:paragraph-rsid="0017af47"/>
    </style:style>
    <style:style style:name="P40" style:family="paragraph" style:parent-style-name="Preformatted_20_Text">
      <style:text-properties fo:color="#a9b7c6" style:font-name="DejaVu Sans Mono" officeooo:rsid="003f9523" officeooo:paragraph-rsid="00409c94"/>
    </style:style>
    <style:style style:name="P41" style:family="paragraph" style:parent-style-name="Preformatted_20_Text">
      <style:text-properties fo:color="#a9b7c6" style:font-name="DejaVu Sans Mono" officeooo:paragraph-rsid="0046416a"/>
    </style:style>
    <style:style style:name="P42" style:family="paragraph" style:parent-style-name="Preformatted_20_Text">
      <style:text-properties fo:color="#a9b7c6" style:font-name="DejaVu Sans Mono" officeooo:rsid="0046416a" officeooo:paragraph-rsid="0046416a"/>
    </style:style>
    <style:style style:name="P43" style:family="paragraph" style:parent-style-name="Preformatted_20_Text">
      <style:paragraph-properties fo:orphans="2" fo:widows="2"/>
      <style:text-properties fo:font-variant="normal" fo:text-transform="none" fo:color="#000000" fo:letter-spacing="normal"/>
    </style:style>
    <style:style style:name="P44" style:family="paragraph" style:parent-style-name="Preformatted_20_Text">
      <style:text-properties fo:font-variant="normal" fo:text-transform="none" fo:color="#000000" fo:letter-spacing="normal" fo:font-style="normal" fo:font-weight="normal" officeooo:rsid="003d34eb" officeooo:paragraph-rsid="003f9523"/>
    </style:style>
    <style:style style:name="P45" style:family="paragraph" style:parent-style-name="Preformatted_20_Text">
      <style:text-properties fo:font-variant="normal" fo:text-transform="none" fo:color="#000000" fo:letter-spacing="normal" fo:font-style="normal" fo:font-weight="normal" officeooo:rsid="003f9523" officeooo:paragraph-rsid="00409c94"/>
    </style:style>
    <style:style style:name="P46" style:family="paragraph" style:parent-style-name="Preformatted_20_Text">
      <style:paragraph-properties fo:orphans="2" fo:widows="2"/>
      <style:text-properties fo:font-variant="normal" fo:text-transform="none" fo:color="#000000" fo:letter-spacing="normal" fo:font-style="normal" fo:font-weight="normal"/>
    </style:style>
    <style:style style:name="P47" style:family="paragraph" style:parent-style-name="Preformatted_20_Text">
      <style:text-properties fo:font-variant="normal" fo:text-transform="none" fo:color="#000000" fo:letter-spacing="normal" fo:font-style="normal" fo:font-weight="normal" officeooo:rsid="00423cc4" officeooo:paragraph-rsid="00458729"/>
    </style:style>
    <style:style style:name="P48" style:family="paragraph" style:parent-style-name="Preformatted_20_Text">
      <style:text-properties fo:font-variant="normal" fo:text-transform="none" fo:color="#000000" fo:letter-spacing="normal" fo:font-style="normal" fo:font-weight="normal" officeooo:rsid="0046416a" officeooo:paragraph-rsid="0046416a"/>
    </style:style>
    <style:style style:name="P49" style:family="paragraph" style:parent-style-name="Preformatted_20_Text">
      <style:paragraph-properties fo:text-align="start" style:justify-single-word="false"/>
      <style:text-properties fo:font-variant="normal" fo:text-transform="none" fo:color="#000000" style:font-name="Liberation Serif" fo:font-size="14pt" fo:letter-spacing="normal" fo:font-style="normal" fo:font-weight="normal" officeooo:rsid="003239bb" officeooo:paragraph-rsid="003473e4" style:font-size-asian="12pt" style:font-weight-asian="normal" style:font-size-complex="12pt" style:font-weight-complex="normal"/>
    </style:style>
    <style:style style:name="P50" style:family="paragraph" style:parent-style-name="Preformatted_20_Text">
      <style:paragraph-properties fo:text-align="start" style:justify-single-word="false"/>
      <style:text-properties fo:font-variant="normal" fo:text-transform="none" fo:color="#000000" style:font-name="Liberation Serif" fo:font-size="14pt" fo:letter-spacing="normal" fo:font-style="normal" fo:font-weight="normal" officeooo:rsid="003a2c01" officeooo:paragraph-rsid="003ad1eb" style:font-size-asian="12pt" style:font-weight-asian="normal" style:font-size-complex="12pt" style:font-weight-complex="normal"/>
    </style:style>
    <style:style style:name="P51" style:family="paragraph" style:parent-style-name="Preformatted_20_Text">
      <style:paragraph-properties fo:orphans="2" fo:widows="2"/>
    </style:style>
    <style:style style:name="P52" style:family="paragraph" style:parent-style-name="Preformatted_20_Text">
      <style:paragraph-properties fo:margin-top="0cm" fo:margin-bottom="0.499cm" loext:contextual-spacing="false" fo:orphans="2" fo:widows="2"/>
      <style:text-properties fo:color="#a9b7c6" style:font-name="DejaVu Sans Mono"/>
    </style:style>
    <style:style style:name="P53" style:family="paragraph" style:parent-style-name="Preformatted_20_Text">
      <style:paragraph-properties fo:margin-top="0cm" fo:margin-bottom="0.499cm" loext:contextual-spacing="false" fo:orphans="2" fo:widows="2"/>
      <style:text-properties fo:color="#a9b7c6" style:font-name="DejaVu Sans Mono" officeooo:rsid="004d7663" officeooo:paragraph-rsid="004d7663"/>
    </style:style>
    <style:style style:name="P5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style:style>
    <style:style style:name="P5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4d7663" officeooo:paragraph-rsid="004d7663"/>
    </style:style>
    <style:style style:name="P56" style:family="paragraph" style:parent-style-name="Preformatted_20_Text">
      <style:paragraph-properties fo:margin-top="0cm" fo:margin-bottom="0.499cm" loext:contextual-spacing="false" fo:orphans="2" fo:widows="2"/>
    </style:style>
    <style:style style:name="P57" style:family="paragraph" style:parent-style-name="Preformatted_20_Text">
      <style:paragraph-properties fo:margin-top="0cm" fo:margin-bottom="0.499cm" loext:contextual-spacing="false" fo:orphans="2" fo:widows="2"/>
      <style:text-properties officeooo:rsid="004d7663" officeooo:paragraph-rsid="004d7663"/>
    </style:style>
    <style:style style:name="P58" style:family="paragraph" style:parent-style-name="Preformatted_20_Text">
      <style:paragraph-properties fo:margin-top="0cm" fo:margin-bottom="0.499cm" loext:contextual-spacing="false"/>
      <style:text-properties fo:color="#a9b7c6" style:font-name="DejaVu Sans Mono"/>
    </style:style>
    <style:style style:name="P59" style:family="paragraph" style:parent-style-name="Preformatted_20_Text">
      <style:paragraph-properties fo:margin-top="0cm" fo:margin-bottom="0.499cm" loext:contextual-spacing="false" fo:orphans="2" fo:widows="2" style:writing-mode="lr-tb"/>
      <style:text-properties fo:font-variant="normal" fo:text-transform="none" fo:color="#000000" fo:letter-spacing="normal"/>
    </style:style>
    <style:style style:name="P60" style:family="paragraph" style:parent-style-name="Preformatted_20_Text">
      <style:text-properties fo:color="#a9b7c6"/>
    </style:style>
    <style:style style:name="P61" style:family="paragraph" style:parent-style-name="Preformatted_20_Text">
      <style:text-properties fo:color="#a9b7c6" style:font-name="DejaVu Sans Mono"/>
    </style:style>
    <style:style style:name="P62" style:family="paragraph" style:parent-style-name="Preformatted_20_Text">
      <style:text-properties fo:color="#a9b7c6" style:font-name="DejaVu Sans Mono" fo:background-color="#232525"/>
    </style:style>
    <style:style style:name="P63" style:family="paragraph" style:parent-style-name="Preformatted_20_Text">
      <style:text-properties fo:color="#a9b7c6" fo:background-color="#232525"/>
    </style:style>
    <style:style style:name="P64" style:family="paragraph" style:parent-style-name="Preformatted_20_Text">
      <style:paragraph-properties fo:orphans="2" fo:widows="2" style:writing-mode="lr-tb"/>
      <style:text-properties fo:font-variant="normal" fo:text-transform="none" fo:color="#000000" fo:letter-spacing="normal"/>
    </style:style>
    <style:style style:name="P65" style:family="paragraph" style:parent-style-name="Preformatted_20_Text">
      <style:paragraph-properties fo:orphans="2" fo:widows="2" style:writing-mode="lr-tb"/>
      <style:text-properties fo:font-variant="normal" fo:text-transform="none" fo:color="#000000" fo:letter-spacing="normal" fo:font-style="normal" fo:font-weight="normal"/>
    </style:style>
    <style:style style:name="P66" style:family="paragraph" style:parent-style-name="Preformatted_20_Text">
      <style:paragraph-properties fo:orphans="2" fo:widows="2" style:writing-mode="lr-tb"/>
      <style:text-properties fo:font-variant="normal" fo:text-transform="none" fo:color="#000000" fo:font-size="10pt" fo:letter-spacing="normal" fo:font-style="normal" fo:font-weight="normal"/>
    </style:style>
    <style:style style:name="P67" style:family="paragraph" style:parent-style-name="Text_20_body" style:list-style-name="L1">
      <style:paragraph-properties fo:text-align="start" style:justify-single-word="false"/>
      <style:text-properties style:text-underline-style="none" fo:font-weight="normal" officeooo:rsid="000e6a2f" officeooo:paragraph-rsid="000e6a2f" style:font-weight-asian="normal" style:font-weight-complex="normal"/>
    </style:style>
    <style:style style:name="P68" style:family="paragraph" style:parent-style-name="Text_20_body" style:list-style-name="L1">
      <style:paragraph-properties fo:text-align="start" style:justify-single-word="false"/>
      <style:text-properties style:text-underline-style="none" fo:font-weight="normal" officeooo:rsid="000eaa87" officeooo:paragraph-rsid="000eaa87" style:font-weight-asian="normal" style:font-weight-complex="normal"/>
    </style:style>
    <style:style style:name="P69" style:family="paragraph" style:parent-style-name="Text_20_body" style:list-style-name="L2">
      <style:paragraph-properties fo:text-align="start" style:justify-single-word="false"/>
      <style:text-properties style:text-underline-style="none" fo:font-weight="normal" officeooo:rsid="000eaa87" officeooo:paragraph-rsid="000eaa87" style:font-weight-asian="normal" style:font-weight-complex="normal"/>
    </style:style>
    <style:style style:name="P70" style:family="paragraph" style:parent-style-name="Text_20_body" style:list-style-name="L3">
      <style:paragraph-properties fo:text-align="start" style:justify-single-word="false"/>
      <style:text-properties style:text-underline-style="none" fo:font-weight="normal" officeooo:rsid="00108dfc" officeooo:paragraph-rsid="00108dfc" style:font-weight-asian="normal" style:font-weight-complex="normal"/>
    </style:style>
    <style:style style:name="P71"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239bb" officeooo:paragraph-rsid="00532a77" style:font-size-asian="12pt" style:font-weight-asian="normal" style:font-size-complex="12pt" style:font-weight-complex="normal"/>
    </style:style>
    <style:style style:name="P72"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239bb" officeooo:paragraph-rsid="0054d7c6" style:font-size-asian="12pt" style:font-weight-asian="normal" style:font-size-complex="12pt" style:font-weight-complex="normal"/>
    </style:style>
    <style:style style:name="P73"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a2c01" officeooo:paragraph-rsid="0055528d" style:font-size-asian="12pt" style:font-weight-asian="normal" style:font-size-complex="12pt" style:font-weight-complex="normal"/>
    </style:style>
    <style:style style:name="P74"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a2c01" officeooo:paragraph-rsid="005a5591" style:font-size-asian="12pt" style:font-weight-asian="normal" style:font-size-complex="12pt" style:font-weight-complex="normal"/>
    </style:style>
    <style:style style:name="P75" style:family="paragraph" style:parent-style-name="Text_20_body">
      <style:paragraph-properties fo:text-align="start" style:justify-single-word="false"/>
      <style:text-properties fo:color="#000000" style:font-name="Liberation Serif" officeooo:paragraph-rsid="003473e4"/>
    </style:style>
    <style:style style:name="P76" style:family="paragraph" style:parent-style-name="Text_20_body">
      <style:paragraph-properties fo:text-align="start" style:justify-single-word="false"/>
      <style:text-properties fo:color="#000000" style:font-name="Liberation Serif" officeooo:paragraph-rsid="003ad1eb"/>
    </style:style>
    <style:style style:name="P77" style:family="paragraph" style:parent-style-name="Text_20_body">
      <style:text-properties officeooo:rsid="003d34eb" officeooo:paragraph-rsid="003f9523"/>
    </style:style>
    <style:style style:name="P78" style:family="paragraph" style:parent-style-name="Text_20_body">
      <style:text-properties officeooo:rsid="003d34eb" officeooo:paragraph-rsid="005c20fe"/>
    </style:style>
    <style:style style:name="P79" style:family="paragraph" style:parent-style-name="Text_20_body">
      <style:text-properties officeooo:rsid="003f9523" officeooo:paragraph-rsid="00409c94"/>
    </style:style>
    <style:style style:name="P80" style:family="paragraph" style:parent-style-name="Text_20_body">
      <style:text-properties officeooo:rsid="00423cc4" officeooo:paragraph-rsid="0043f604"/>
    </style:style>
    <style:style style:name="P81" style:family="paragraph" style:parent-style-name="Text_20_body">
      <style:text-properties officeooo:rsid="00423cc4" officeooo:paragraph-rsid="00458729"/>
    </style:style>
    <style:style style:name="P82" style:family="paragraph" style:parent-style-name="Text_20_body">
      <style:text-properties officeooo:paragraph-rsid="00458729"/>
    </style:style>
    <style:style style:name="P83" style:family="paragraph" style:parent-style-name="Text_20_body">
      <style:text-properties officeooo:rsid="0046416a" officeooo:paragraph-rsid="0046416a"/>
    </style:style>
    <style:style style:name="P84" style:family="paragraph" style:parent-style-name="Text_20_body">
      <style:text-properties officeooo:paragraph-rsid="004eb9d6"/>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b8aed" style:font-weight-asian="bold" style:font-weight-complex="bold"/>
    </style:style>
    <style:style style:name="T5" style:family="text">
      <style:text-properties fo:font-weight="bold" officeooo:rsid="000c5055" style:font-weight-asian="bold" style:font-weight-complex="bold"/>
    </style:style>
    <style:style style:name="T6" style:family="text">
      <style:text-properties fo:font-weight="bold" officeooo:rsid="000cae8e" style:font-weight-asian="bold" style:font-weight-complex="bold"/>
    </style:style>
    <style:style style:name="T7" style:family="text">
      <style:text-properties fo:font-weight="bold" officeooo:rsid="000d290d" style:font-weight-asian="bold" style:font-weight-complex="bold"/>
    </style:style>
    <style:style style:name="T8" style:family="text">
      <style:text-properties fo:font-weight="bold" officeooo:rsid="000dc684" style:font-weight-asian="bold" style:font-weight-complex="bold"/>
    </style:style>
    <style:style style:name="T9" style:family="text">
      <style:text-properties fo:font-weight="bold" officeooo:rsid="0019a4d7" style:font-weight-asian="bold" style:font-weight-complex="bold"/>
    </style:style>
    <style:style style:name="T10" style:family="text">
      <style:text-properties style:text-underline-style="none"/>
    </style:style>
    <style:style style:name="T11" style:family="text">
      <style:text-properties style:text-underline-style="none" officeooo:rsid="000b8aed"/>
    </style:style>
    <style:style style:name="T12" style:family="text">
      <style:text-properties style:text-underline-style="none" officeooo:rsid="000c5055"/>
    </style:style>
    <style:style style:name="T13" style:family="text">
      <style:text-properties style:text-underline-style="none" officeooo:rsid="000d290d"/>
    </style:style>
    <style:style style:name="T14" style:family="text">
      <style:text-properties style:text-underline-style="none" officeooo:rsid="000dc684"/>
    </style:style>
    <style:style style:name="T15" style:family="text">
      <style:text-properties style:text-underline-style="none" officeooo:rsid="000eaa87"/>
    </style:style>
    <style:style style:name="T16" style:family="text">
      <style:text-properties style:text-underline-style="none" officeooo:rsid="002935a7" style:font-weight-asian="normal" style:font-weight-complex="normal"/>
    </style:style>
    <style:style style:name="T17" style:family="text">
      <style:text-properties style:text-underline-style="none" officeooo:rsid="002b2cfd" style:font-weight-asian="normal" style:font-weight-complex="normal"/>
    </style:style>
    <style:style style:name="T18" style:family="text">
      <style:text-properties style:text-underline-style="none" officeooo:rsid="002cf288" style:font-weight-asian="normal" style:font-weight-complex="normal"/>
    </style:style>
    <style:style style:name="T19" style:family="text">
      <style:text-properties style:text-underline-style="none" officeooo:rsid="002d6bf8" style:font-weight-asian="normal" style:font-weight-complex="normal"/>
    </style:style>
    <style:style style:name="T20" style:family="text">
      <style:text-properties style:text-underline-style="none" officeooo:rsid="002d6e15" style:font-weight-asian="normal" style:font-weight-complex="normal"/>
    </style:style>
    <style:style style:name="T21" style:family="text">
      <style:text-properties officeooo:rsid="000a04cd"/>
    </style:style>
    <style:style style:name="T22" style:family="text">
      <style:text-properties officeooo:rsid="000b8aed"/>
    </style:style>
    <style:style style:name="T23" style:family="text">
      <style:text-properties officeooo:rsid="000c5055"/>
    </style:style>
    <style:style style:name="T24" style:family="text">
      <style:text-properties officeooo:rsid="000cae8e"/>
    </style:style>
    <style:style style:name="T25" style:family="text">
      <style:text-properties officeooo:rsid="000d290d"/>
    </style:style>
    <style:style style:name="T26" style:family="text">
      <style:text-properties officeooo:rsid="000dc684"/>
    </style:style>
    <style:style style:name="T27" style:family="text">
      <style:text-properties officeooo:rsid="0019a4d7"/>
    </style:style>
    <style:style style:name="T28" style:family="text">
      <style:text-properties officeooo:rsid="001dcdaf"/>
    </style:style>
    <style:style style:name="T29" style:family="text">
      <style:text-properties officeooo:rsid="0023ee0f"/>
    </style:style>
    <style:style style:name="T30" style:family="text">
      <style:text-properties officeooo:rsid="002cf288"/>
    </style:style>
    <style:style style:name="T31" style:family="text">
      <style:text-properties fo:font-variant="normal" fo:text-transform="none" fo:color="#000000" style:font-name="Liberation Serif" fo:font-size="12pt" fo:letter-spacing="normal" fo:font-style="normal" style:font-size-asian="12pt" style:font-size-complex="12pt"/>
    </style:style>
    <style:style style:name="T32" style:family="text">
      <style:text-properties fo:font-variant="normal" fo:text-transform="none" fo:color="#000000" style:font-name="Liberation Serif" fo:font-size="12pt" fo:letter-spacing="normal" fo:font-style="normal" officeooo:rsid="002cf288" style:font-size-asian="12pt" style:font-size-complex="12pt"/>
    </style:style>
    <style:style style:name="T33" style:family="text">
      <style:text-properties fo:font-variant="normal" fo:text-transform="none" fo:color="#000000" fo:letter-spacing="normal" fo:font-style="normal" fo:font-weight="normal"/>
    </style:style>
    <style:style style:name="T34" style:family="text">
      <style:text-properties fo:font-variant="normal" fo:text-transform="none" fo:color="#000000" fo:letter-spacing="normal" fo:font-style="normal" fo:font-weight="normal" officeooo:rsid="004bb626"/>
    </style:style>
    <style:style style:name="T35" style:family="text">
      <style:text-properties fo:font-variant="normal" fo:text-transform="none" fo:color="#000000" fo:letter-spacing="normal" fo:font-style="normal" fo:font-weight="normal" officeooo:rsid="004d7663"/>
    </style:style>
    <style:style style:name="T36" style:family="text">
      <style:text-properties fo:font-variant="normal" fo:text-transform="none" fo:color="#000000" fo:letter-spacing="normal" fo:font-style="normal" fo:font-weight="normal" fo:background-color="#232525" loext:char-shading-value="0"/>
    </style:style>
    <style:style style:name="T37" style:family="text">
      <style:text-properties fo:font-variant="normal" fo:text-transform="none" fo:color="#000000" fo:letter-spacing="normal" fo:font-style="normal" fo:font-weight="normal" officeooo:rsid="004d7663" fo:background-color="#232525" loext:char-shading-value="0"/>
    </style:style>
    <style:style style:name="T38" style:family="text">
      <style:text-properties fo:font-variant="normal" fo:text-transform="none" fo:color="#000000" fo:letter-spacing="normal" fo:font-style="normal" fo:font-weight="normal" officeooo:rsid="004eb9d6"/>
    </style:style>
    <style:style style:name="T39" style:family="text">
      <style:text-properties fo:font-variant="normal" fo:text-transform="none" fo:font-size="12pt" fo:letter-spacing="normal" fo:font-style="normal" fo:font-weight="normal" officeooo:rsid="003239bb" style:font-size-asian="12pt" style:font-weight-asian="normal" style:font-size-complex="12pt" style:font-weight-complex="normal"/>
    </style:style>
    <style:style style:name="T40" style:family="text">
      <style:text-properties fo:font-variant="normal" fo:text-transform="none" fo:font-size="12pt" fo:letter-spacing="normal" fo:font-style="normal" fo:font-weight="normal" officeooo:rsid="003a2c01" style:font-size-asian="12pt" style:font-weight-asian="normal" style:font-size-complex="12pt" style:font-weight-complex="normal"/>
    </style:style>
    <style:style style:name="T41" style:family="text">
      <style:text-properties fo:font-variant="normal" fo:text-transform="none" fo:color="#cc7832" fo:letter-spacing="normal" fo:font-style="normal" fo:font-weight="bold" officeooo:rsid="004d7663" fo:background-color="#232525" loext:char-shading-value="0"/>
    </style:style>
    <style:style style:name="T42" style:family="text">
      <style:text-properties fo:font-variant="normal" fo:text-transform="none" fo:color="#cc7832" fo:letter-spacing="normal" fo:font-style="normal" fo:font-weight="normal" fo:background-color="#232525" loext:char-shading-value="0"/>
    </style:style>
    <style:style style:name="T43" style:family="text">
      <style:text-properties fo:font-variant="normal" fo:text-transform="none" fo:color="#cc7832" fo:letter-spacing="normal" fo:font-style="normal" fo:font-weight="normal" officeooo:rsid="004d7663" fo:background-color="#232525" loext:char-shading-value="0"/>
    </style:style>
    <style:style style:name="T44" style:family="text">
      <style:text-properties fo:font-variant="normal" fo:text-transform="none" fo:color="#6897bb" fo:letter-spacing="normal" fo:font-style="normal" fo:font-weight="normal" officeooo:rsid="004d7663" fo:background-color="#232525" loext:char-shading-value="0"/>
    </style:style>
    <style:style style:name="T45" style:family="text">
      <style:text-properties fo:font-variant="normal" fo:text-transform="none" fo:color="#9876aa" fo:letter-spacing="normal" fo:font-style="normal" fo:font-weight="normal" fo:background-color="#232525" loext:char-shading-value="0"/>
    </style:style>
    <style:style style:name="T46" style:family="text">
      <style:text-properties fo:font-variant="normal" fo:text-transform="none" fo:color="#6a8759" fo:letter-spacing="normal" fo:font-style="normal" fo:font-weight="normal" fo:background-color="#232525" loext:char-shading-value="0"/>
    </style:style>
    <style:style style:name="T47" style:family="text">
      <style:text-properties style:font-name="Liberation Serif" fo:font-size="12pt" style:text-underline-style="none" officeooo:rsid="002b2cfd" style:font-size-asian="12pt" style:font-weight-asian="normal" style:font-size-complex="12pt" style:font-weight-complex="normal"/>
    </style:style>
    <style:style style:name="T48" style:family="text">
      <style:text-properties officeooo:rsid="00330b63"/>
    </style:style>
    <style:style style:name="T49" style:family="text">
      <style:text-properties officeooo:rsid="003819bf"/>
    </style:style>
    <style:style style:name="T50" style:family="text">
      <style:text-properties fo:background-color="#232525" loext:char-shading-value="0"/>
    </style:style>
    <style:style style:name="T51" style:family="text">
      <style:text-properties officeooo:rsid="003d34eb" fo:background-color="#232525" loext:char-shading-value="0"/>
    </style:style>
    <style:style style:name="T52" style:family="text">
      <style:text-properties fo:color="#9876aa" fo:background-color="#232525" loext:char-shading-value="0"/>
    </style:style>
    <style:style style:name="T53" style:family="text">
      <style:text-properties fo:color="#9876aa" officeooo:rsid="003d34eb" fo:background-color="#232525" loext:char-shading-value="0"/>
    </style:style>
    <style:style style:name="T54" style:family="text">
      <style:text-properties fo:color="#9876aa" style:font-name="DejaVu Sans Mono" fo:background-color="#232525" loext:char-shading-value="0"/>
    </style:style>
    <style:style style:name="T55" style:family="text">
      <style:text-properties fo:color="#6a8759" fo:background-color="#232525" loext:char-shading-value="0"/>
    </style:style>
    <style:style style:name="T56" style:family="text">
      <style:text-properties fo:color="#6a8759" officeooo:rsid="00409c94" fo:background-color="#232525" loext:char-shading-value="0"/>
    </style:style>
    <style:style style:name="T57" style:family="text">
      <style:text-properties fo:color="#6a8759" officeooo:rsid="0046416a" fo:background-color="#232525" loext:char-shading-value="0"/>
    </style:style>
    <style:style style:name="T58" style:family="text">
      <style:text-properties fo:color="#6a8759" style:font-name="DejaVu Sans Mono" fo:background-color="#232525" loext:char-shading-value="0"/>
    </style:style>
    <style:style style:name="T59" style:family="text">
      <style:text-properties fo:color="#cc7832" fo:background-color="#232525" loext:char-shading-value="0"/>
    </style:style>
    <style:style style:name="T60" style:family="text">
      <style:text-properties fo:color="#cc7832" officeooo:rsid="003d34eb" fo:background-color="#232525" loext:char-shading-value="0"/>
    </style:style>
    <style:style style:name="T61" style:family="text">
      <style:text-properties fo:color="#cc7832" style:font-name="DejaVu Sans Mono" fo:background-color="#232525" loext:char-shading-value="0"/>
    </style:style>
    <style:style style:name="T62" style:family="text">
      <style:text-properties fo:color="#cc7832" fo:font-weight="bold" fo:background-color="#232525" loext:char-shading-value="0"/>
    </style:style>
    <style:style style:name="T63" style:family="text">
      <style:text-properties fo:color="#a9b7c6" style:font-name="DejaVu Sans Mono" fo:background-color="#232525" loext:char-shading-value="0"/>
    </style:style>
    <style:style style:name="T64" style:family="text">
      <style:text-properties fo:font-style="italic"/>
    </style:style>
    <style:style style:name="T65" style:family="text">
      <style:text-properties fo:font-style="italic" fo:font-weight="normal"/>
    </style:style>
    <style:style style:name="T66" style:family="text">
      <style:text-properties fo:font-style="italic" fo:font-weight="bold"/>
    </style:style>
    <style:style style:name="T67" style:family="text">
      <style:text-properties fo:font-style="normal" fo:font-weight="normal"/>
    </style:style>
    <style:style style:name="T68" style:family="text">
      <style:text-properties fo:font-size="14pt" fo:font-style="normal" fo:font-weight="normal"/>
    </style:style>
    <style:style style:name="T69" style:family="text">
      <style:text-properties fo:font-size="14pt" fo:font-style="italic" fo:font-weight="normal"/>
    </style:style>
    <style:style style:name="T70" style:family="text">
      <style:text-properties fo:font-size="10pt" fo:font-style="normal" fo:font-weight="normal"/>
    </style:style>
    <style:style style:name="T71" style:family="text">
      <style:text-properties fo:color="#888a85" fo:font-size="14pt" fo:font-style="normal" fo:font-weight="normal"/>
    </style:style>
    <style:style style:name="T72" style:family="text">
      <style:text-properties fo:color="#888a85" fo:font-style="normal" fo:font-weight="normal"/>
    </style:style>
    <style:style style:name="T73" style:family="text">
      <style:text-properties fo:color="#cc0000" fo:font-size="14pt" fo:font-style="normal" fo:font-weight="normal"/>
    </style:style>
    <style:style style:name="T74" style:family="text">
      <style:text-properties fo:color="#cc0000" fo:font-style="normal" fo:font-weight="normal"/>
    </style:style>
    <style:style style:name="T75" style:family="text">
      <style:text-properties officeooo:rsid="003ad1eb"/>
    </style:style>
    <style:style style:name="T76" style:family="text">
      <style:text-properties officeooo:rsid="003eb51c"/>
    </style:style>
    <style:style style:name="T77" style:family="text">
      <style:text-properties officeooo:rsid="003f9523"/>
    </style:style>
    <style:style style:name="T78" style:family="text">
      <style:text-properties fo:color="#6897bb" fo:background-color="#232525" loext:char-shading-value="0"/>
    </style:style>
    <style:style style:name="T79" style:family="text">
      <style:text-properties fo:color="#6897bb" style:font-name="DejaVu Sans Mono" fo:background-color="#232525" loext:char-shading-value="0"/>
    </style:style>
    <style:style style:name="T80" style:family="text">
      <style:text-properties officeooo:rsid="00409c94"/>
    </style:style>
    <style:style style:name="T81" style:family="text">
      <style:text-properties fo:color="#4e9a06" fo:font-style="normal" fo:font-weight="normal"/>
    </style:style>
    <style:style style:name="T82" style:family="text">
      <style:text-properties officeooo:rsid="00423cc4"/>
    </style:style>
    <style:style style:name="T83" style:family="text">
      <style:text-properties officeooo:rsid="00458729"/>
    </style:style>
    <style:style style:name="T84" style:family="text">
      <style:text-properties style:font-name="DejaVu Sans Mono"/>
    </style:style>
    <style:style style:name="T85" style:family="text">
      <style:text-properties style:font-name="DejaVu Sans Mono" fo:background-color="#232525" loext:char-shading-value="0"/>
    </style:style>
    <style:style style:name="T86" style:family="text">
      <style:text-properties officeooo:rsid="00482be4"/>
    </style:style>
    <style:style style:name="T87" style:family="text">
      <style:text-properties officeooo:rsid="004a1d91"/>
    </style:style>
    <style:style style:name="T88" style:family="text">
      <style:text-properties officeooo:rsid="004d7663"/>
    </style:style>
    <style:style style:name="T89" style:family="text">
      <style:text-properties officeooo:rsid="004ec2bc"/>
    </style:style>
    <style:style style:name="T90" style:family="text">
      <style:text-properties officeooo:rsid="0055528d"/>
    </style:style>
    <style:style style:name="T91" style:family="text">
      <style:text-properties officeooo:rsid="005c20f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mo</text:p>
      <text:p text:style-name="P1">Набоски, идеи, заметки по архитектуре стилю, контенту.</text:p>
      <text:p text:style-name="P1"/>
      <text:p text:style-name="P2">Разбиение базы демонстрируемых знаний по страницам</text:p>
      <text:p text:style-name="P10"><text:span text:style-name="T27">0</text:span>. <text:span text:style-name="T9">Главная страница</text:span></text:p>
      <text:p text:style-name="P10"><text:span text:style-name="T1">Демонстрация</text:span> <text:span text:style-name="T27">вывода контента из бд по принципу MVC и поисковика по сайту.</text:span></text:p>
      <text:p text:style-name="P10"><text:span text:style-name="T1">Текст</text:span> <text:span text:style-name="T27">о проекте и контакты</text:span>. </text:p>
      <text:p text:style-name="P4">1. <text:span text:style-name="T3">Работа с данными простых типов</text:span></text:p>
      <text:p text:style-name="P4"><text:span text:style-name="T1">Демонстрация</text:span> встроенных удобных функций работы со строками, массивами и числами.</text:p>
      <text:p text:style-name="P4"><text:span text:style-name="T1">Текст</text:span> о пользе и правильности использования встроенных функций и существующих решений в целом. </text:p>
      <text:p text:style-name="P12">Вставки<text:span text:style-name="T10"> этих самых функций и сравнение с авторски написанным ручным кодом.</text:span></text:p>
      <text:p text:style-name="P4"><text:span text:style-name="T22">2</text:span>. <text:span text:style-name="T3">Работа со своими функциями</text:span></text:p>
      <text:p text:style-name="P4"><text:span text:style-name="T1">Демонстрация</text:span> собственных функций с использованием разных видов передачи параметров, строгой типизации, возвращаемого false, возможного возвращаемого null в строго типизированной функции и фишечек php 7, <text:span text:style-name="T21">возможная отловка ошибки.</text:span></text:p>
      <text:p text:style-name="P4"><text:span text:style-name="T1">Текст</text:span> о плюсах и минусах разных стилей написания кода функций, немного об ООП и его недостатках и актуальности, <text:span text:style-name="T29">соблюдении PSR.</text:span></text:p>
      <text:p text:style-name="P12">Вставки<text:span text:style-name="T10"> этих самых функций.</text:span></text:p>
      <text:p text:style-name="P5"><text:span text:style-name="T22">3</text:span>. <text:span text:style-name="T3">Работа с </text:span><text:span text:style-name="T4">формами</text:span></text:p>
      <text:p text:style-name="P5"><text:span text:style-name="T1">Демонстрация</text:span> <text:span text:style-name="T22">обработки пользовательского ввода, проверки регулярными выражениями до отправки и после отправки, вывод переспективных SQL запросов, экранирование параметров. Поисковая строка, что ищет номер строки среди дюжины выведенных по паттерну (подробнее о ПДО смотрите на «ссылка на страницу о БД и ПДО)</text:span></text:p>
      <text:p text:style-name="P5"><text:span text:style-name="T1">Текст</text:span> <text:span text:style-name="T22">об экранировании, способах защиты от XSS через обработку форм</text:span>. </text:p>
      <text:p text:style-name="P13">Вставки<text:span text:style-name="T10"> </text:span><text:span text:style-name="T11">функций проверки на ключи в исходном массиве, регулярных выражениях, повествование о плюсах и минусах использования регулярок</text:span><text:span text:style-name="T10">.</text:span></text:p>
      <text:p text:style-name="P6"><text:span text:style-name="T23">4</text:span>. <text:span text:style-name="T3">Работа с </text:span><text:span text:style-name="T5">БД через ПДО</text:span></text:p>
      <text:p text:style-name="P6"><text:span text:style-name="T1">Демонстрация</text:span> <text:s/><text:span text:style-name="T23">вывода страницы, которая хранится в БД (подробнее о принципах разделения дизайна и кода читайте «ссылка на страницу об MVC») работы с ПДО через удобные функции, экранирования, настройки кодировки и вывода русского текста</text:span></text:p>
      <text:p text:style-name="P6"><text:span text:style-name="T1">Текст</text:span> <text:span text:style-name="T22">об экранировании, способах защиты от XSS через обработку форм, о том, что у каждого опытного разраба есть свой собственно написанный класс для работы с ПДО (например мой — просто возвращает соединение, соблюдая singleton)</text:span></text:p>
      <text:p text:style-name="P14"><text:soft-page-break/>Вставки<text:span text:style-name="T10"> </text:span><text:span text:style-name="T11">функций </text:span><text:span text:style-name="T12">экранирования, именованных заполнителей, собственного класса PDO.</text:span></text:p>
      <text:p text:style-name="P7"/>
      <text:p text:style-name="P7"/>
      <text:p text:style-name="P7"><text:span text:style-name="T24">5</text:span>. <text:span text:style-name="T6">Оптимизация и логирование</text:span></text:p>
      <text:p text:style-name="P7"><text:span text:style-name="T1">Демонстрация</text:span> <text:s/><text:span text:style-name="T25">логирования нажатия кнопку и загрузку страницы, функций настройки php.ini на время исполнения скрипта.</text:span></text:p>
      <text:p text:style-name="P7"><text:span text:style-name="T1">Текст</text:span> <text:s/>- <text:span text:style-name="T25">контент внешнего сайта ruhighload.com и рассказ о том, зачем нужно логирование.</text:span></text:p>
      <text:p text:style-name="P15">Вставки<text:span text:style-name="T10"> </text:span><text:span text:style-name="T13">функций parse_ini_file, set_ini, error_log</text:span><text:span text:style-name="T12">.</text:span></text:p>
      <text:p text:style-name="P8"><text:span text:style-name="T25">6</text:span>. <text:span text:style-name="T7">Принцип MVC</text:span></text:p>
      <text:p text:style-name="P8"><text:span text:style-name="T1">Демонстрация</text:span> <text:s/><text:span text:style-name="T25">принципов mvc, собственно написанного шаблонизатора, переключения стилей страницы по radio-button-у.</text:span></text:p>
      <text:p text:style-name="P8"><text:span text:style-name="T1">Текст</text:span> <text:s/><text:span text:style-name="T25">о концепции mvc и принципе работы шаблонизатора.</text:span></text:p>
      <text:p text:style-name="P16"><text:span text:style-name="T23">Вставки</text:span><text:span text:style-name="T12"> </text:span><text:span text:style-name="T13">содержимого файлов контроллера, модели и шаблона и кода шаблонизатора, написанного руками</text:span><text:span text:style-name="T12">.</text:span></text:p>
      <text:p text:style-name="P9"><text:span text:style-name="T25">6</text:span>. <text:span text:style-name="T8">Типы данных в mysql</text:span></text:p>
      <text:p text:style-name="P9"><text:span text:style-name="T1">Демонстрация</text:span> <text:s/><text:span text:style-name="T26">контента ruhighload, вывод таблицы по пользовательскому запросу</text:span></text:p>
      <text:p text:style-name="P9"><text:span text:style-name="T1">Текст</text:span> <text:s/><text:span text:style-name="T25">о типах данных mysql, отсылка на «работа с БД через ПДО», о созданной базе с учётом всех основных правил.</text:span></text:p>
      <text:p text:style-name="P17"><text:span text:style-name="T23">Вставки</text:span><text:span text:style-name="T12"> </text:span><text:span text:style-name="T14">содержимого БД, SQL запросов.</text:span></text:p>
      <text:p text:style-name="P20"/>
      <text:p text:style-name="P20"/>
      <text:p text:style-name="P20"/>
      <text:p text:style-name="P20"/>
      <text:p text:style-name="P19"><text:span text:style-name="T14">О</text:span><text:span text:style-name="T10">сновные правила дизайна сайта.</text:span></text:p>
      <text:p text:style-name="P18"><text:span text:style-name="T10">1.</text:span>ПРОСТОТА<text:span text:style-name="T10"> — </text:span><text:span text:style-name="T15">малое количество </text:span></text:p>
      <text:list xml:id="list7585246135888253292" text:style-name="L1">
        <text:list-item>
          <text:p text:style-name="P67">элементов html</text:p>
        </text:list-item>
        <text:list-item>
          <text:p text:style-name="P68">контента</text:p>
        </text:list-item>
        <text:list-item>
          <text:p text:style-name="P68">границ, кнопок, форм, изображений</text:p>
        </text:list-item>
        <text:list-item>
          <text:p text:style-name="P68">демонстрируемых технологий</text:p>
        </text:list-item>
      </text:list>
      <text:p text:style-name="P21">2.<text:span text:style-name="T1">Одностильность</text:span> — придерживание одного стиля относительно</text:p>
      <text:list xml:id="list4345448951756127665" text:style-name="L2">
        <text:list-item>
          <text:p text:style-name="P69">набора цветов</text:p>
        </text:list-item>
        <text:list-item>
          <text:p text:style-name="P69">набора шрифтов</text:p>
        </text:list-item>
        <text:list-item>
          <text:p text:style-name="P69"><text:soft-page-break/>размеров элементов</text:p>
        </text:list-item>
        <text:list-item>
          <text:p text:style-name="P69">строения скелета страницы</text:p>
        </text:list-item>
      </text:list>
      <text:p text:style-name="P21">3.<text:span text:style-name="T1">Лаконичность</text:span> — одна цветовая гамма на всём сайте (тёмно-серый, светло-серый, несколько бросских цветов)</text:p>
      <text:p text:style-name="P21">4.Минимальная высота страницы — по размеру монитора и ширина — почти на максимум.</text:p>
      <text:p text:style-name="P22">5.Весь контент сайта хранится и извлекается из БД по принципу MVC</text:p>
      <text:p text:style-name="P22">6.<text:span text:style-name="T1">Элементы дизайна</text:span> - </text:p>
      <text:list xml:id="list6695382473902776922" text:style-name="L3">
        <text:list-item>
          <text:p text:style-name="P70">небольшие непричёмные картинки с целью разбавки контента — одна-две на страницу</text:p>
        </text:list-item>
        <text:list-item>
          <text:p text:style-name="P70">Вставки кода, выделенные как на благородных ресурсах.</text:p>
        </text:list-item>
        <text:list-item>
          <text:p text:style-name="P70">Hover, изменяющий цвет ссылки и небросское выделение ссылок в целом.</text:p>
        </text:list-item>
      </text:list>
      <text:p text:style-name="P22"/>
      <text:p text:style-name="P22"/>
      <text:p text:style-name="P32">Архитектура проекта</text:p>
      <text:p text:style-name="P37">demo</text:p>
      <text:p text:style-name="P37"/>
      <text:p text:style-name="Standard">&gt;<text:span text:style-name="T3">vendor</text:span></text:p>
      <text:p text:style-name="P37"/>
      <text:p text:style-name="Standard">&gt;<text:span text:style-name="T3">src</text:span></text:p>
      <text:p text:style-name="Standard">&gt;&gt;<text:span text:style-name="T3">controller</text:span></text:p>
      <text:p text:style-name="Standard">&gt;&gt;<text:span text:style-name="T3">service</text:span></text:p>
      <text:p text:style-name="Standard">&gt;&gt;<text:span text:style-name="T3">repository</text:span></text:p>
      <text:p text:style-name="P37"/>
      <text:p text:style-name="Standard">&gt;<text:span text:style-name="T3">design</text:span></text:p>
      <text:p text:style-name="Standard">&gt;&gt;<text:span text:style-name="T3">images</text:span></text:p>
      <text:p text:style-name="Standard">&gt;&gt;<text:span text:style-name="T3">css</text:span></text:p>
      <text:p text:style-name="P37"/>
      <text:p text:style-name="Standard">&gt;<text:span text:style-name="T3">var</text:span></text:p>
      <text:p text:style-name="Standard">&gt;&gt;<text:span text:style-name="T3">log</text:span></text:p>
      <text:p text:style-name="Standard">&gt;&gt;&gt;dev.log</text:p>
      <text:p text:style-name="Standard"/>
      <text:p text:style-name="P38">&gt;<text:span text:style-name="T3">tpl</text:span></text:p>
      <text:p text:style-name="Standard"/>
      <text:p text:style-name="Standard">&gt;composer.json</text:p>
      <text:p text:style-name="Standard">&gt;composer.lock</text:p>
      <text:p text:style-name="Standard">&gt;.gitignore</text:p>
      <text:p text:style-name="P39">&gt;.env</text:p>
      <text:p text:style-name="P22"/>
      <text:p text:style-name="P31">Подробности каждой страницы</text:p>
      <text:p text:style-name="P33">0.Главная</text:p>
      <text:p text:style-name="P25"><text:soft-page-break/><text:tab/>Этот проект является демонстраций моих знаний web-технологий на момент середины апреля 2018 года. Здесь при помощи ряда страниц я показываю свой уровень понимания таких столпов web-разработки на PHP, как концепция MVC, взаимодействие с базой данных, серверная обработка форм; вопросы валидации, <text:span text:style-name="T30">санитаризации</text:span> данных, поступающих пользовательским вводом, защита от sql иъекций и XSS; высокоуровневые решения тривиальных задач, предоставляемые PHP 7, основы и интересные моменты написания собственных функций; вопросы оптимизации, проектирования базы данных, <text:span text:style-name="T28">логирования и шаблонизации</text:span>.</text:p>
      <text:p text:style-name="P23"><text:tab/><text:span text:style-name="T28">Основными ресурсами, на базе которых я формировал свой багаж знаний на данный момент являются </text:span></text:p>
      <text:p text:style-name="P23"><text:bookmark-start text:name="__DdeLink__397_639857035"/><text:a xlink:type="simple" xlink:href="http://php.net/" text:style-name="Internet_20_link" text:visited-style-name="Visited_20_Internet_20_Link"><text:span text:style-name="T28">http://php.net/</text:span></text:a><text:bookmark-end text:name="__DdeLink__397_639857035"/><text:span text:style-name="T28"> (на данном уровне моей квалификации прекрасно заменяет документацию),</text:span></text:p>
      <text:p text:style-name="P28"><text:bookmark-start text:name="__DdeLink__400_639857035"/>Дэвид Скляр, Адам Трахтенберг «PHP Cookbook 3 издание»<text:bookmark-end text:name="__DdeLink__400_639857035"/> (системматизация знаний),</text:p>
      <text:p text:style-name="P29"><text:bookmark-start text:name="__DdeLink__403_639857035"/>https://habrahabr.ru/<text:bookmark-end text:name="__DdeLink__403_639857035"/> (важные концепции простыми словами, полезные статьи), </text:p>
      <text:p text:style-name="P26"><text:bookmark-start text:name="__DdeLink__406_639857035"/><text:a xlink:type="simple" xlink:href="https://ruhighload.com/" text:style-name="Internet_20_link" text:visited-style-name="Visited_20_Internet_20_Link">https://ruhighload.com/</text:a> <text:bookmark-end text:name="__DdeLink__406_639857035"/>(набор незаменимых коротких статей, многие из которых обязан прочесть каждый бэкэндер)</text:p>
      <text:p text:style-name="P24"><text:bookmark-start text:name="__DdeLink__409_639857035"/><text:a xlink:type="simple" xlink:href="https://stackoverflow.com/" text:style-name="Internet_20_link" text:visited-style-name="Visited_20_Internet_20_Link"><text:span text:style-name="T28">https://stackoverflow.com/</text:span></text:a><text:bookmark-end text:name="__DdeLink__409_639857035"/><text:span text:style-name="T28"> (локальные проблемы с кодом), </text:span></text:p>
      <text:p text:style-name="P27">Контакты </text:p>
      <text:p text:style-name="P27"><text:bookmark-start text:name="__DdeLink__411_639857035"/><text:a xlink:type="simple" xlink:href="https://github.com/EugeneOwl" text:style-name="Internet_20_link" text:visited-style-name="Visited_20_Internet_20_Link">https://github.com/EugeneOwl</text:a><text:bookmark-end text:name="__DdeLink__411_639857035"/></text:p>
      <text:p text:style-name="P27"><text:bookmark-start text:name="__DdeLink__413_639857035"/><text:a xlink:type="simple" xlink:href="mailto:eugenevaleska1994@gmail.com" text:style-name="Internet_20_link" text:visited-style-name="Visited_20_Internet_20_Link">eugenevaleska1994@gmail.com</text:a><text:bookmark-end text:name="__DdeLink__413_639857035"/></text:p>
      <text:p text:style-name="P30"><text:bookmark-start text:name="__DdeLink__415_639857035"/><text:a xlink:type="simple" xlink:href="https://www.facebook.com/" text:style-name="Internet_20_link" text:visited-style-name="Visited_20_Internet_20_Link">https://www.facebook.com/</text:a><text:bookmark-end text:name="__DdeLink__415_639857035"/></text:p>
      <text:p text:style-name="P30"/>
      <text:p text:style-name="P11"><text:span text:style-name="T16"><text:tab/></text:span><text:bookmark-start text:name="__DdeLink__433_833785861"/><text:span text:style-name="T16">This project is a demonstration of my </text:span><text:span text:style-name="T18">knowledge</text:span><text:span text:style-name="T16"> at the time of the middle of April, 2018. Here with a help of set of pages I show my level of </text:span><text:span text:style-name="T19">realization</text:span><text:span text:style-name="T16"> such basics of backend PHP web-development as MVC conception, interaction with a database, secur</text:span><text:span text:style-name="T19">e</text:span><text:span text:style-name="T16"> form processing, issues of sanitation, shielding </text:span><text:span text:style-name="T17">and other ways of repelling XSS attacs and different kinds of injections which are getting in</text:span><text:span text:style-name="T20">to</text:span><text:span text:style-name="T17"> with a user input; high level solutions of trivial issues provided by PHP </text:span><text:span text:style-name="T47">(</text:span><text:span text:style-name="T31">especially </text:span><text:span text:style-name="T32">PHP 7 :) ), basic and subtle moments of writing your own functions; optimization and log issues, also issues of database design and lots of other moments connected with backend coding.</text:span><text:bookmark-end text:name="__DdeLink__433_833785861"/></text:p>
      <text:p text:style-name="P34">Basic sources of my knowledge in PHP language were</text:p>
      <text:p text:style-name="P36">1.Base types processing</text:p>
      <text:p text:style-name="P35">Сделать простую структуру шаблона:</text:p>
      <text:p text:style-name="P35">текст-вставка <text:span text:style-name="T89">кода-вставка вывода</text:span>-заключение, благодаря которой будет удавать безумно легко расширять страницу обзором новых функций.</text:p>
      <text:p text:style-name="P71"><text:tab/><text:bookmark-start text:name="__DdeLink__485_1892330286"/><text:bookmark-start text:name="__DdeLink__488_1892330286"/><text:span text:style-name="T48">PHP is a high level programming language so he has plenty set of high level built-in functions with a help of which smart engineer can create an algorithm executing really great job in a few lines. Remembering the fact of their existence and ability to instrument them as much as </text:span><text:soft-page-break/><text:span text:style-name="T48">possible is a brilliant quality of PHP developer. On this page I'd like to show some high-level simple solutions which can help to save the plenty part of code in case you are making use of them instead of writing your own algorithm to solve trivial issues <text:s/>working with base types such as strings, arrays and numerics.</text:span><text:bookmark-end text:name="__DdeLink__485_1892330286"/><text:bookmark-end text:name="__DdeLink__488_1892330286"/></text:p>
      <text:p text:style-name="P72"><text:tab/><text:bookmark-start text:name="__DdeLink__503_1892330286"/><text:span text:style-name="T49">One of the first things I'm thinking of when hearing «trivial issue» is to break a text into words to process them separately. PHP has couple built-in solutions for such situations. The most simple is to use function explode. Explode is a function which returns an array of substrings which it“s getting from a string and a delimiter you are giving to it through a parameters.</text:span><text:bookmark-end text:name="__DdeLink__503_1892330286"/></text:p>
      <text:p text:style-name="P75"><text:span text:style-name="T39"><text:tab/></text:span><text:bookmark-start text:name="__DdeLink__501_1892330286"/><text:span text:style-name="T54">$sentence </text:span><text:span text:style-name="T63">= </text:span><text:span text:style-name="T58">"Hello, great big white world!"</text:span><text:span text:style-name="T61">;</text:span></text:p>
      <text:p text:style-name="P61"><text:span text:style-name="T52">$words </text:span><text:span text:style-name="T50">= explode(</text:span><text:span text:style-name="T55">" "</text:span><text:span text:style-name="T59">, </text:span><text:span text:style-name="T52">$sentence</text:span><text:span text:style-name="T50">)</text:span><text:span text:style-name="T59">;</text:span></text:p>
      <text:p text:style-name="P58"><text:span text:style-name="T50">var_dump(</text:span><text:span text:style-name="T52">$words</text:span><text:span text:style-name="T50">)</text:span><text:span text:style-name="T59">;</text:span><text:bookmark-end text:name="__DdeLink__501_1892330286"/></text:p>
      <text:p text:style-name="P49"><text:bookmark-start text:name="__DdeLink__507_1892330286"/><text:span text:style-name="T2">array</text:span> <text:span text:style-name="T64">(size=5)</text:span></text:p>
      <text:p text:style-name="P64"><text:s text:c="2"/><text:span text:style-name="T68">0 </text:span><text:span text:style-name="T71">=&gt;</text:span><text:span text:style-name="T68"> </text:span><text:span text:style-name="T70">string</text:span><text:span text:style-name="T68"> </text:span><text:span text:style-name="T73">'Hello,'</text:span><text:span text:style-name="T68"> </text:span><text:span text:style-name="T69">(length=6)</text:span></text:p>
      <text:p text:style-name="P64"><text:s text:c="2"/><text:span text:style-name="T68">1 </text:span><text:span text:style-name="T71">=&gt;</text:span><text:span text:style-name="T68"> </text:span><text:span text:style-name="T70">string</text:span><text:span text:style-name="T68"> </text:span><text:span text:style-name="T73">'great'</text:span><text:span text:style-name="T68"> </text:span><text:span text:style-name="T69">(length=5)</text:span></text:p>
      <text:p text:style-name="P64"><text:s text:c="2"/><text:span text:style-name="T68">2 </text:span><text:span text:style-name="T71">=&gt;</text:span><text:span text:style-name="T68"> </text:span><text:span text:style-name="T70">string</text:span><text:span text:style-name="T68"> </text:span><text:span text:style-name="T73">'big'</text:span><text:span text:style-name="T68"> </text:span><text:span text:style-name="T69">(length=3)</text:span></text:p>
      <text:p text:style-name="P64"><text:s text:c="2"/><text:span text:style-name="T68">3 </text:span><text:span text:style-name="T71">=&gt;</text:span><text:span text:style-name="T68"> </text:span><text:span text:style-name="T70">string</text:span><text:span text:style-name="T68"> </text:span><text:span text:style-name="T73">'white'</text:span><text:span text:style-name="T68"> </text:span><text:span text:style-name="T69">(length=5)</text:span></text:p>
      <text:p text:style-name="P59"><text:s text:c="2"/><text:span text:style-name="T68">4 </text:span><text:span text:style-name="T71">=&gt;</text:span><text:span text:style-name="T68"> </text:span><text:span text:style-name="T70">string</text:span><text:span text:style-name="T68"> </text:span><text:span text:style-name="T73">'world!'</text:span><text:span text:style-name="T68"> </text:span><text:span text:style-name="T69">(length=6)</text:span><text:bookmark-end text:name="__DdeLink__507_1892330286"/></text:p>
      <text:p text:style-name="P73"><text:tab/><text:bookmark-start text:name="__DdeLink__505_1892330286"/><text:span text:style-name="T90">As you can see it's really simple and it really works.</text:span> Also you can pass another delimiter-symbol or even delimiter-string if you want. For example in case you are going to explode a CSV string <text:span text:style-name="T75">you can transmit a comma or a comma with a space as a parameter. Also there are built-in functions to work with CSV :)</text:span><text:bookmark-end text:name="__DdeLink__505_1892330286"/></text:p>
      <text:p text:style-name="P74"><text:tab/><text:span text:style-name="T75">You can notice that the array of words looks pretty illogical: some of the words contain punctuation marks because there are no spaces after commas and dots which are following the words. And that's how it should be in a normal text. In such situation you can continue working with this array and try to rid of punctuation marks inside the words. It's like try to peel potato cutting of the potato eyes. Instead of this you can just use the knife which is more suitable there:</text:span></text:p>
      <text:p text:style-name="P76"><text:span text:style-name="T40"><text:tab/></text:span><text:span text:style-name="T54">$sentence </text:span><text:span text:style-name="T63">= </text:span><text:span text:style-name="T58">"Hello, great big white world!"</text:span><text:span text:style-name="T61">;</text:span></text:p>
      <text:p text:style-name="P61"><text:span text:style-name="T52">$words </text:span><text:span text:style-name="T50">= preg_split(</text:span><text:span text:style-name="T55">"/[\s,.!?]+/"</text:span><text:span text:style-name="T59">, </text:span><text:span text:style-name="T52">$sentence</text:span><text:span text:style-name="T50">)</text:span><text:span text:style-name="T59">;</text:span></text:p>
      <text:p text:style-name="P58"><text:span text:style-name="T50">var_dump(</text:span><text:span text:style-name="T52">$words</text:span><text:span text:style-name="T50">)</text:span><text:span text:style-name="T59">;</text:span></text:p>
      <text:p text:style-name="P50"><text:span text:style-name="T66">array</text:span><text:span text:style-name="T64"> (size=6)</text:span></text:p>
      <text:p text:style-name="P64"><text:s text:c="2"/><text:span text:style-name="T68">0 </text:span><text:span text:style-name="T71">=&gt;</text:span><text:span text:style-name="T68"> </text:span><text:span text:style-name="T70">string</text:span><text:span text:style-name="T68"> </text:span><text:span text:style-name="T73">'Hello'</text:span><text:span text:style-name="T68"> </text:span><text:span text:style-name="T69">(length=5)</text:span></text:p>
      <text:p text:style-name="P64"><text:s text:c="2"/><text:span text:style-name="T68">1 </text:span><text:span text:style-name="T71">=&gt;</text:span><text:span text:style-name="T68"> </text:span><text:span text:style-name="T70">string</text:span><text:span text:style-name="T68"> </text:span><text:span text:style-name="T73">'great'</text:span><text:span text:style-name="T68"> </text:span><text:span text:style-name="T69">(length=5)</text:span></text:p>
      <text:p text:style-name="P64"><text:s text:c="2"/><text:span text:style-name="T68">2 </text:span><text:span text:style-name="T71">=&gt;</text:span><text:span text:style-name="T68"> </text:span><text:span text:style-name="T70">string</text:span><text:span text:style-name="T68"> </text:span><text:span text:style-name="T73">'big'</text:span><text:span text:style-name="T68"> </text:span><text:span text:style-name="T69">(length=3)</text:span></text:p>
      <text:p text:style-name="P64"><text:s text:c="2"/><text:span text:style-name="T68">3 </text:span><text:span text:style-name="T71">=&gt;</text:span><text:span text:style-name="T68"> </text:span><text:span text:style-name="T70">string</text:span><text:span text:style-name="T68"> </text:span><text:span text:style-name="T73">'white'</text:span><text:span text:style-name="T68"> </text:span><text:span text:style-name="T69">(length=5)</text:span></text:p>
      <text:p text:style-name="P64"><text:s text:c="2"/><text:span text:style-name="T68">4 </text:span><text:span text:style-name="T71">=&gt;</text:span><text:span text:style-name="T68"> </text:span><text:span text:style-name="T70">string</text:span><text:span text:style-name="T68"> </text:span><text:span text:style-name="T73">'world'</text:span><text:span text:style-name="T68"> </text:span><text:span text:style-name="T69">(length=5)</text:span></text:p>
      <text:p text:style-name="P59"><text:s text:c="2"/><text:span text:style-name="T68">5 </text:span><text:span text:style-name="T71">=&gt;</text:span><text:span text:style-name="T68"> </text:span><text:span text:style-name="T70">string</text:span><text:span text:style-name="T68"> </text:span><text:span text:style-name="T73">''</text:span><text:span text:style-name="T68"> </text:span><text:span text:style-name="T69">(length=0)</text:span></text:p>
      <text:p text:style-name="P78"><text:tab/><text:span text:style-name="T91">p</text:span>reg_split function breaks the string into words basing on the regular expression but not on a <text:span text:style-name="T91">simple string-delimiter. That's why you are getting nice clear array. Except the last empty string but I</text:span> believe this problem is much more pleasant than the previous one :) Should notice that <text:span text:style-name="T76">for the </text:span><text:soft-page-break/><text:span text:style-name="T76">flexibility of this way you pay with your performance because regular expressions always work slower.</text:span></text:p>
      <text:p text:style-name="P77"><text:tab/><text:span text:style-name="T77">The next issue is more narrow-focused in a field of common tasks but I think everybody should know this function because it is simple like a stool and flexible like a swiss knife. The most desired tool when you are working with number systems:</text:span></text:p>
      <text:p text:style-name="P41"><text:span text:style-name="T53">$hexValue </text:span><text:span text:style-name="T51">= </text:span><text:span text:style-name="T55">'a</text:span><text:span text:style-name="T57">1</text:span><text:span text:style-name="T55">'</text:span><text:span text:style-name="T60">;</text:span></text:p>
      <text:p text:style-name="P58"><text:span text:style-name="T62">echo </text:span><text:span text:style-name="T50">base_convert(</text:span><text:span text:style-name="T52">$hexValue</text:span><text:span text:style-name="T59">, </text:span><text:span text:style-name="T78">16</text:span><text:span text:style-name="T59">, </text:span><text:span text:style-name="T78">10</text:span><text:span text:style-name="T50">)</text:span><text:span text:style-name="T59">;</text:span></text:p>
      <text:p text:style-name="P44">161</text:p>
      <text:p text:style-name="P79"><text:tab/>base_convert function converts value of any to any system. Also working not only with usual systems like 2, 3, 4, 8, 16, 32. I dare say that more local solutions like hex2bin, hexdec, octdec <text:span text:style-name="T80">(the title speaks for itself) are converting faster as it usually works. But I really like the first one because it demonstrates the whole flexibility and at the same time simpleness of PHP built-in solutions.</text:span></text:p>
      <text:p text:style-name="P79"><text:tab/><text:span text:style-name="T80">Often we get in a situation when we need a simple sequence of elements like from one to ten to get an array of marks when writing some rating system. There are built-in simple solutions for such tasks in other languages also. In PHP it is called range():</text:span></text:p>
      <text:p text:style-name="P40"><text:span text:style-name="T52">$decade </text:span><text:span text:style-name="T50">= range(</text:span><text:span text:style-name="T78">1</text:span><text:span text:style-name="T59">, </text:span><text:span text:style-name="T78">10</text:span><text:span text:style-name="T50">)</text:span><text:span text:style-name="T59">;</text:span></text:p>
      <text:p text:style-name="P61"><text:span text:style-name="T50">var_dump(</text:span><text:span text:style-name="T52">$decade</text:span><text:span text:style-name="T50">)</text:span><text:span text:style-name="T59">;</text:span></text:p>
      <text:p text:style-name="P61"><text:span text:style-name="T52">$alphabetFirstHalf </text:span><text:span text:style-name="T50">= range(</text:span><text:span text:style-name="T55">'a'</text:span><text:span text:style-name="T59">, </text:span><text:span text:style-name="T55">'</text:span><text:span text:style-name="T56">m</text:span><text:span text:style-name="T55">'</text:span><text:span text:style-name="T50">)</text:span><text:span text:style-name="T59">;</text:span></text:p>
      <text:p text:style-name="P58"><text:span text:style-name="T50">var_dump(</text:span><text:span text:style-name="T52">$alphabetFirstHalf</text:span></text:p>
      <text:p text:style-name="P45"><text:span text:style-name="T2">array</text:span> <text:span text:style-name="T64">(size=10)</text:span></text:p>
      <text:p text:style-name="P64"><text:s text:c="2"/><text:span text:style-name="T67">0 </text:span><text:span text:style-name="T72">=&gt;</text:span><text:span text:style-name="T67"> </text:span><text:span text:style-name="T70">int</text:span><text:span text:style-name="T67"> </text:span><text:span text:style-name="T81">1</text:span></text:p>
      <text:p text:style-name="P64"><text:s text:c="2"/><text:span text:style-name="T67">1 </text:span><text:span text:style-name="T72">=&gt;</text:span><text:span text:style-name="T67"> </text:span><text:span text:style-name="T70">int</text:span><text:span text:style-name="T67"> </text:span><text:span text:style-name="T81">2</text:span></text:p>
      <text:p text:style-name="P64"><text:s text:c="2"/><text:span text:style-name="T67">2 </text:span><text:span text:style-name="T72">=&gt;</text:span><text:span text:style-name="T67"> </text:span><text:span text:style-name="T70">int</text:span><text:span text:style-name="T67"> </text:span><text:span text:style-name="T81">3</text:span></text:p>
      <text:p text:style-name="P64"><text:s text:c="2"/><text:span text:style-name="T67">3 </text:span><text:span text:style-name="T72">=&gt;</text:span><text:span text:style-name="T67"> </text:span><text:span text:style-name="T70">int</text:span><text:span text:style-name="T67"> </text:span><text:span text:style-name="T81">4</text:span></text:p>
      <text:p text:style-name="P64"><text:s text:c="2"/><text:span text:style-name="T67">4 </text:span><text:span text:style-name="T72">=&gt;</text:span><text:span text:style-name="T67"> </text:span><text:span text:style-name="T70">int</text:span><text:span text:style-name="T67"> </text:span><text:span text:style-name="T81">5</text:span></text:p>
      <text:p text:style-name="P64"><text:s text:c="2"/><text:span text:style-name="T67">5 </text:span><text:span text:style-name="T72">=&gt;</text:span><text:span text:style-name="T67"> </text:span><text:span text:style-name="T70">int</text:span><text:span text:style-name="T67"> </text:span><text:span text:style-name="T81">6</text:span></text:p>
      <text:p text:style-name="P64"><text:s text:c="2"/><text:span text:style-name="T67">6 </text:span><text:span text:style-name="T72">=&gt;</text:span><text:span text:style-name="T67"> </text:span><text:span text:style-name="T70">int</text:span><text:span text:style-name="T67"> </text:span><text:span text:style-name="T81">7</text:span></text:p>
      <text:p text:style-name="P64"><text:s text:c="2"/><text:span text:style-name="T67">7 </text:span><text:span text:style-name="T72">=&gt;</text:span><text:span text:style-name="T67"> </text:span><text:span text:style-name="T70">int</text:span><text:span text:style-name="T67"> </text:span><text:span text:style-name="T81">8</text:span></text:p>
      <text:p text:style-name="P64"><text:s text:c="2"/><text:span text:style-name="T67">8 </text:span><text:span text:style-name="T72">=&gt;</text:span><text:span text:style-name="T67"> </text:span><text:span text:style-name="T70">int</text:span><text:span text:style-name="T67"> </text:span><text:span text:style-name="T81">9</text:span></text:p>
      <text:p text:style-name="P59"><text:s text:c="2"/><text:span text:style-name="T67">9 </text:span><text:span text:style-name="T72">=&gt;</text:span><text:span text:style-name="T67"> </text:span><text:span text:style-name="T70">int</text:span><text:span text:style-name="T67"> </text:span><text:span text:style-name="T81">10</text:span></text:p>
      <text:p text:style-name="P65"><text:span text:style-name="T2">array</text:span> <text:span text:style-name="T64">(size=14)</text:span></text:p>
      <text:p text:style-name="P64"><text:s text:c="2"/><text:span text:style-name="T67">0 </text:span><text:span text:style-name="T72">=&gt;</text:span><text:span text:style-name="T67"> </text:span><text:span text:style-name="T70">string</text:span><text:span text:style-name="T67"> </text:span><text:span text:style-name="T74">'a'</text:span><text:span text:style-name="T67"> </text:span><text:span text:style-name="T65">(length=1)</text:span></text:p>
      <text:p text:style-name="P64"><text:s text:c="2"/><text:span text:style-name="T67">1 </text:span><text:span text:style-name="T72">=&gt;</text:span><text:span text:style-name="T67"> </text:span><text:span text:style-name="T70">string</text:span><text:span text:style-name="T67"> </text:span><text:span text:style-name="T74">'b'</text:span><text:span text:style-name="T67"> </text:span><text:span text:style-name="T65">(length=1)</text:span></text:p>
      <text:p text:style-name="P64"><text:s text:c="2"/><text:span text:style-name="T67">2 </text:span><text:span text:style-name="T72">=&gt;</text:span><text:span text:style-name="T67"> </text:span><text:span text:style-name="T70">string</text:span><text:span text:style-name="T67"> </text:span><text:span text:style-name="T74">'c'</text:span><text:span text:style-name="T67"> </text:span><text:span text:style-name="T65">(length=1)</text:span></text:p>
      <text:p text:style-name="P64"><text:s text:c="2"/><text:span text:style-name="T67">3 </text:span><text:span text:style-name="T72">=&gt;</text:span><text:span text:style-name="T67"> </text:span><text:span text:style-name="T70">string</text:span><text:span text:style-name="T67"> </text:span><text:span text:style-name="T74">'d'</text:span><text:span text:style-name="T67"> </text:span><text:span text:style-name="T65">(length=1)</text:span></text:p>
      <text:p text:style-name="P64"><text:s text:c="2"/><text:span text:style-name="T67">4 </text:span><text:span text:style-name="T72">=&gt;</text:span><text:span text:style-name="T67"> </text:span><text:span text:style-name="T70">string</text:span><text:span text:style-name="T67"> </text:span><text:span text:style-name="T74">'e'</text:span><text:span text:style-name="T67"> </text:span><text:span text:style-name="T65">(length=1)</text:span></text:p>
      <text:p text:style-name="P64"><text:s text:c="2"/><text:span text:style-name="T67">5 </text:span><text:span text:style-name="T72">=&gt;</text:span><text:span text:style-name="T67"> </text:span><text:span text:style-name="T70">string</text:span><text:span text:style-name="T67"> </text:span><text:span text:style-name="T74">'f'</text:span><text:span text:style-name="T67"> </text:span><text:span text:style-name="T65">(length=1)</text:span></text:p>
      <text:p text:style-name="P64"><text:s text:c="2"/><text:span text:style-name="T67">6 </text:span><text:span text:style-name="T72">=&gt;</text:span><text:span text:style-name="T67"> </text:span><text:span text:style-name="T70">string</text:span><text:span text:style-name="T67"> </text:span><text:span text:style-name="T74">'g'</text:span><text:span text:style-name="T67"> </text:span><text:span text:style-name="T65">(length=1)</text:span></text:p>
      <text:p text:style-name="P64"><text:s text:c="2"/><text:span text:style-name="T67">7 </text:span><text:span text:style-name="T72">=&gt;</text:span><text:span text:style-name="T67"> </text:span><text:span text:style-name="T70">string</text:span><text:span text:style-name="T67"> </text:span><text:span text:style-name="T74">'h'</text:span><text:span text:style-name="T67"> </text:span><text:span text:style-name="T65">(length=1)</text:span></text:p>
      <text:p text:style-name="P64"><text:s text:c="2"/><text:span text:style-name="T67">8 </text:span><text:span text:style-name="T72">=&gt;</text:span><text:span text:style-name="T67"> </text:span><text:span text:style-name="T70">string</text:span><text:span text:style-name="T67"> </text:span><text:span text:style-name="T74">'i'</text:span><text:span text:style-name="T67"> </text:span><text:span text:style-name="T65">(length=1)</text:span></text:p>
      <text:p text:style-name="P64"><text:s text:c="2"/><text:span text:style-name="T67">9 </text:span><text:span text:style-name="T72">=&gt;</text:span><text:span text:style-name="T67"> </text:span><text:span text:style-name="T70">string</text:span><text:span text:style-name="T67"> </text:span><text:span text:style-name="T74">'j'</text:span><text:span text:style-name="T67"> </text:span><text:span text:style-name="T65">(length=1)</text:span></text:p>
      <text:p text:style-name="P64"><text:s text:c="2"/><text:span text:style-name="T67">10 </text:span><text:span text:style-name="T72">=&gt;</text:span><text:span text:style-name="T67"> </text:span><text:span text:style-name="T70">string</text:span><text:span text:style-name="T67"> </text:span><text:span text:style-name="T74">'k'</text:span><text:span text:style-name="T67"> </text:span><text:span text:style-name="T65">(length=1)</text:span></text:p>
      <text:p text:style-name="P64"><text:s text:c="2"/><text:span text:style-name="T67">11 </text:span><text:span text:style-name="T72">=&gt;</text:span><text:span text:style-name="T67"> </text:span><text:span text:style-name="T70">string</text:span><text:span text:style-name="T67"> </text:span><text:span text:style-name="T74">'l'</text:span><text:span text:style-name="T67"> </text:span><text:span text:style-name="T65">(length=1)</text:span></text:p>
      <text:p text:style-name="P64"><text:s text:c="2"/><text:span text:style-name="T67">12 </text:span><text:span text:style-name="T72">=&gt;</text:span><text:span text:style-name="T67"> </text:span><text:span text:style-name="T70">string</text:span><text:span text:style-name="T67"> </text:span><text:span text:style-name="T74">'m'</text:span><text:span text:style-name="T67"> </text:span><text:span text:style-name="T65">(length=1)</text:span></text:p>
      <text:p text:style-name="P80"><text:tab/>But in PHP you can easilly get an array of needed letters in an alphabet <text:s/><text:span text:style-name="T80">sequence with a help of this. You can also set <text:s/>the third parameter step to get an array like 0, 2, 4, 6, 8, 10. You can also instrument with negative values to implement your own flexible algorithm.</text:span></text:p>
      <text:p text:style-name="P81"><text:soft-page-break/><text:tab/><text:span text:style-name="T83">Array_walk_recursive can help you to process a multilevel json-array the way you like without writing your own recursive function.</text:span></text:p>
      <text:p text:style-name="P82"><text:span text:style-name="T82"><text:tab/></text:span><text:span text:style-name="T54">$json </text:span><text:span text:style-name="T63">= [</text:span></text:p>
      <text:p text:style-name="P60"><text:span text:style-name="T50"><text:s text:c="4"/></text:span><text:span text:style-name="T58">'one' </text:span><text:span text:style-name="T85">=&gt; </text:span><text:span text:style-name="T79">1</text:span><text:span text:style-name="T61">,</text:span></text:p>
      <text:p text:style-name="P60"><text:span text:style-name="T59"><text:s text:c="4"/></text:span><text:span text:style-name="T58">'two' </text:span><text:span text:style-name="T85">=&gt; [</text:span></text:p>
      <text:p text:style-name="P60"><text:span text:style-name="T50"><text:s text:c="8"/></text:span><text:span text:style-name="T58">'three' </text:span><text:span text:style-name="T85">=&gt; [</text:span></text:p>
      <text:p text:style-name="P60"><text:span text:style-name="T50"><text:s text:c="12"/></text:span><text:span text:style-name="T58">'four' </text:span><text:span text:style-name="T85">=&gt; </text:span><text:span text:style-name="T79">4</text:span><text:span text:style-name="T61">,</text:span></text:p>
      <text:p text:style-name="P60"><text:span text:style-name="T59"><text:s text:c="12"/></text:span><text:span text:style-name="T58">'five' </text:span><text:span text:style-name="T85">=&gt; [</text:span></text:p>
      <text:p text:style-name="P60"><text:span text:style-name="T50"><text:s text:c="16"/></text:span><text:span text:style-name="T58">'end' </text:span><text:span text:style-name="T85">=&gt; </text:span><text:span text:style-name="T58">'the end'</text:span></text:p>
      <text:p text:style-name="P60"><text:span text:style-name="T55"><text:s text:c="12"/></text:span><text:span text:style-name="T85">]</text:span></text:p>
      <text:p text:style-name="P63"><text:s text:c="8"/><text:span text:style-name="T84">]</text:span></text:p>
      <text:p text:style-name="P63"><text:s text:c="4"/><text:span text:style-name="T84">]</text:span></text:p>
      <text:p text:style-name="P61"><text:span text:style-name="T50">]</text:span><text:span text:style-name="T59">;</text:span></text:p>
      <text:p text:style-name="P61"><text:span text:style-name="T50">array_walk_recursive(</text:span><text:span text:style-name="T52">$json</text:span><text:span text:style-name="T59">, </text:span><text:span text:style-name="T62">function </text:span><text:span text:style-name="T50">(&amp;</text:span><text:span text:style-name="T52">$value</text:span><text:span text:style-name="T59">, </text:span><text:span text:style-name="T52">$key</text:span><text:span text:style-name="T50">)</text:span></text:p>
      <text:p text:style-name="P62">{</text:p>
      <text:p text:style-name="P60"><text:span text:style-name="T50"><text:s text:c="4"/></text:span><text:span text:style-name="T54">$value </text:span><text:span text:style-name="T85">.= is_numeric(</text:span><text:span text:style-name="T54">$value</text:span><text:span text:style-name="T85">) ? </text:span><text:span text:style-name="T58">" is numeric" </text:span><text:span text:style-name="T85">: </text:span><text:span text:style-name="T58">" is not numeric"</text:span><text:span text:style-name="T61">;</text:span></text:p>
      <text:p text:style-name="P61"><text:span text:style-name="T50">})</text:span><text:span text:style-name="T59">;</text:span></text:p>
      <text:p text:style-name="P58"><text:span text:style-name="T50">print_r(</text:span><text:span text:style-name="T52">$json</text:span><text:span text:style-name="T50">)</text:span><text:span text:style-name="T59">;</text:span></text:p>
      <text:p text:style-name="P47">Array</text:p>
      <text:p text:style-name="P46">(</text:p>
      <text:p text:style-name="P43"><text:s text:c="4"/><text:span text:style-name="T67">[one] =&gt; 1 is numeric</text:span></text:p>
      <text:p text:style-name="P43"><text:s text:c="4"/><text:span text:style-name="T67">[two] =&gt; Array</text:span></text:p>
      <text:p text:style-name="P43"><text:s text:c="8"/><text:span text:style-name="T67">(</text:span></text:p>
      <text:p text:style-name="P43"><text:s text:c="12"/><text:span text:style-name="T67">[three] =&gt; Array</text:span></text:p>
      <text:p text:style-name="P43"><text:s text:c="16"/><text:span text:style-name="T67">(</text:span></text:p>
      <text:p text:style-name="P43"><text:s text:c="20"/><text:span text:style-name="T67">[four] =&gt; 4 is numeric</text:span></text:p>
      <text:p text:style-name="P43"><text:s text:c="20"/><text:span text:style-name="T67">[five] =&gt; Array</text:span></text:p>
      <text:p text:style-name="P43"><text:s text:c="24"/><text:span text:style-name="T67">(</text:span></text:p>
      <text:p text:style-name="P43"><text:s text:c="28"/><text:span text:style-name="T67">[end] =&gt; the end is not numeric</text:span></text:p>
      <text:p text:style-name="P43"><text:s text:c="24"/><text:span text:style-name="T67">)</text:span></text:p>
      <text:p text:style-name="P51"/>
      <text:p text:style-name="P43"><text:s text:c="16"/><text:span text:style-name="T67">)</text:span></text:p>
      <text:p text:style-name="P51"/>
      <text:p text:style-name="P43"><text:s text:c="8"/><text:span text:style-name="T67">)</text:span></text:p>
      <text:p text:style-name="P51"/>
      <text:p text:style-name="P54">)</text:p>
      <text:p text:style-name="P83"><text:tab/>In situation when you need to get a random number <text:span text:style-name="T86">from a range</text:span>, randomly swap elements of an array <text:span text:style-name="T87">or symbols in string</text:span> or to fix your random for a time the next set of functions is your gentlemen's set:</text:p>
      <text:p text:style-name="P42"><text:span text:style-name="T50">mt_srand(</text:span><text:span text:style-name="T78">1</text:span><text:span text:style-name="T50">)</text:span><text:span text:style-name="T59">;</text:span></text:p>
      <text:p text:style-name="P61"><text:span text:style-name="T62">echo </text:span><text:span text:style-name="T50">mt_rand(</text:span><text:span text:style-name="T78">1</text:span><text:span text:style-name="T59">, </text:span><text:span text:style-name="T78">10</text:span><text:span text:style-name="T50">)</text:span><text:span text:style-name="T59">;</text:span></text:p>
      <text:p text:style-name="P61"><text:span text:style-name="T52">$arr </text:span><text:span text:style-name="T50">= range(</text:span><text:span text:style-name="T78">1</text:span><text:span text:style-name="T59">, </text:span><text:span text:style-name="T78">5</text:span><text:span text:style-name="T50">)</text:span><text:span text:style-name="T59">;</text:span></text:p>
      <text:p text:style-name="P61"><text:span text:style-name="T50">shuffle(</text:span><text:span text:style-name="T52">$arr</text:span><text:span text:style-name="T50">)</text:span><text:span text:style-name="T59">;</text:span></text:p>
      <text:p text:style-name="P61"><text:span text:style-name="T50">var_dump(</text:span><text:span text:style-name="T52">$arr</text:span><text:span text:style-name="T50">)</text:span><text:span text:style-name="T59">;</text:span></text:p>
      <text:p text:style-name="P58"><text:span text:style-name="T62">echo </text:span><text:span text:style-name="T50">str_shuffle(</text:span><text:span text:style-name="T55">'This sequence is correct!'</text:span><text:span text:style-name="T50">)</text:span><text:span text:style-name="T59">;</text:span></text:p>
      <text:p text:style-name="P48">6</text:p>
      <text:p text:style-name="P66">/home/eugene/PhpstormProjects/Cooking/temp.php:28:</text:p>
      <text:p text:style-name="P65"><text:span text:style-name="T2">array</text:span> <text:span text:style-name="T64">(size=5)</text:span></text:p>
      <text:p text:style-name="P64"><text:s text:c="2"/><text:span text:style-name="T67">0 </text:span><text:span text:style-name="T72">=&gt;</text:span><text:span text:style-name="T67"> </text:span><text:span text:style-name="T70">int</text:span><text:span text:style-name="T67"> </text:span><text:span text:style-name="T81">4</text:span></text:p>
      <text:p text:style-name="P64"><text:s text:c="2"/><text:span text:style-name="T67">1 </text:span><text:span text:style-name="T72">=&gt;</text:span><text:span text:style-name="T67"> </text:span><text:span text:style-name="T70">int</text:span><text:span text:style-name="T67"> </text:span><text:span text:style-name="T81">2</text:span></text:p>
      <text:p text:style-name="P64"><text:s text:c="2"/><text:span text:style-name="T67">2 </text:span><text:span text:style-name="T72">=&gt;</text:span><text:span text:style-name="T67"> </text:span><text:span text:style-name="T70">int</text:span><text:span text:style-name="T67"> </text:span><text:span text:style-name="T81">3</text:span></text:p>
      <text:p text:style-name="P64"><text:s text:c="2"/><text:span text:style-name="T67">3 </text:span><text:span text:style-name="T72">=&gt;</text:span><text:span text:style-name="T67"> </text:span><text:span text:style-name="T70">int</text:span><text:span text:style-name="T67"> </text:span><text:span text:style-name="T81">1</text:span></text:p>
      <text:p text:style-name="P59"><text:s text:c="2"/><text:span text:style-name="T67">4 </text:span><text:span text:style-name="T72">=&gt;</text:span><text:span text:style-name="T67"> </text:span><text:span text:style-name="T70">int</text:span><text:span text:style-name="T67"> </text:span><text:span text:style-name="T81">5</text:span></text:p>
      <text:p text:style-name="P56"><text:soft-page-break/><text:span text:style-name="T33">ouTnqehrrsc esecseii! ct </text:span></text:p>
      <text:p text:style-name="P56"><text:span text:style-name="T33"><text:tab/></text:span><text:span text:style-name="T34">You can remove the first function in a list to get new random numbers each time you run your program.</text:span></text:p>
      <text:p text:style-name="P56"><text:span text:style-name="T34"><text:tab/></text:span><text:span text:style-name="T35">Find out the smaller value from two is a usual taks, but PHP also has a function for such things.</text:span></text:p>
      <text:p text:style-name="P52"><text:span text:style-name="T41">echo </text:span><text:span text:style-name="T37">max(</text:span><text:span text:style-name="T44">10</text:span><text:span text:style-name="T43">, </text:span><text:span text:style-name="T44">20</text:span><text:span text:style-name="T37">)</text:span><text:span text:style-name="T43">;</text:span></text:p>
      <text:p text:style-name="P61"><text:span text:style-name="T62">echo </text:span><text:span text:style-name="T55">'&lt;br/&gt;'</text:span><text:span text:style-name="T59">;</text:span></text:p>
      <text:p text:style-name="P58"><text:span text:style-name="T62">echo </text:span><text:span text:style-name="T50">min([</text:span><text:span text:style-name="T78">10</text:span><text:span text:style-name="T59">, </text:span><text:span text:style-name="T78">20</text:span><text:span text:style-name="T59">, </text:span><text:span text:style-name="T78">30</text:span><text:span text:style-name="T59">, </text:span><text:span text:style-name="T78">5</text:span><text:span text:style-name="T50">]</text:span><text:span text:style-name="T59">, </text:span><text:span text:style-name="T50">-</text:span><text:span text:style-name="T78">1</text:span><text:span text:style-name="T59">, </text:span><text:span text:style-name="T78">10</text:span><text:span text:style-name="T50">)</text:span><text:span text:style-name="T59">;</text:span></text:p>
      <text:p text:style-name="P56"><text:span text:style-name="T35"/></text:p>
      <text:p text:style-name="P54"><text:span text:style-name="T88">20</text:span></text:p>
      <text:p text:style-name="P56"><text:span text:style-name="T33">-1</text:span></text:p>
      <text:p text:style-name="P57"><text:span text:style-name="T33"><text:tab/>As you can see it“s working not only with a simple couple of numbers.</text:span></text:p>
      <text:p text:style-name="P57"><text:span text:style-name="T33"><text:tab/>Imagine that you have a user input. Mark that should vary from 1 to 5. For example you have no «required pattern» attribut on html input element or you are just getting this values from somewhere where there is no place for validation. The most glad people put 5, the ones who did“n like put 1… Ahaha?) Yes yes: user input… To «convert» 10000 into 5 and -50 into 1 you can do the following:</text:span></text:p>
      <text:p text:style-name="P53"><text:span text:style-name="T45">$mark </text:span><text:span text:style-name="T36">= </text:span><text:span text:style-name="T46">'100'</text:span><text:span text:style-name="T42">;</text:span></text:p>
      <text:p text:style-name="P61"><text:span text:style-name="T52">$mark </text:span><text:span text:style-name="T50">= min(</text:span><text:span text:style-name="T52">$mark</text:span><text:span text:style-name="T59">, </text:span><text:span text:style-name="T78">5</text:span><text:span text:style-name="T50">)</text:span><text:span text:style-name="T59">;</text:span></text:p>
      <text:p text:style-name="P61"><text:span text:style-name="T52">$mark </text:span><text:span text:style-name="T50">= max(</text:span><text:span text:style-name="T52">$mark</text:span><text:span text:style-name="T59">, </text:span><text:span text:style-name="T78">1</text:span><text:span text:style-name="T50">)</text:span><text:span text:style-name="T59">;</text:span></text:p>
      <text:p text:style-name="P58"><text:span text:style-name="T62">echo </text:span><text:span text:style-name="T52">$mark</text:span><text:span text:style-name="T59">;</text:span></text:p>
      <text:p text:style-name="P55">5</text:p>
      <text:p text:style-name="P84"><text:tab/><text:span text:style-name="T38">That wasn“t even a tip of the iceberg of PHP high level opportunities. But I think that such demonstratoin of base types data processing is enough to realize that PHP is actually pleasant writing language full of fast built-in solu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4T13:26:49.422067847</meta:creation-date>
    <meta:generator>LibreOffice/5.1.6.2$Linux_X86_64 LibreOffice_project/10m0$Build-2</meta:generator>
    <dc:date>2018-04-17T18:07:50.841741155</dc:date>
    <meta:editing-duration>PT5H38M42S</meta:editing-duration>
    <meta:editing-cycles>56</meta:editing-cycles>
    <meta:document-statistic meta:table-count="0" meta:image-count="0" meta:object-count="0" meta:page-count="8" meta:paragraph-count="211" meta:word-count="1981" meta:character-count="12724" meta:non-whitespace-character-count="10570"/>
  </office:meta>
</office:document-meta>
</file>